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ASB3Bank" style:family="table">
      <style:table-properties style:width="13.194cm" fo:margin-left="1.305cm" table:align="left" style:shadow="none"/>
    </style:style>
    <style:style style:name="ASB3Bank.A" style:family="table-column">
      <style:table-column-properties style:column-width="6.207cm"/>
    </style:style>
    <style:style style:name="ASB3Bank.B" style:family="table-column">
      <style:table-column-properties style:column-width="6.987cm"/>
    </style:style>
    <style:style style:name="ASB3Bank.A1" style:family="table-cell">
      <style:table-cell-properties fo:padding="0.097cm" fo:border-left="0.05pt solid #000000" fo:border-right="none" fo:border-top="0.05pt solid #000000" fo:border-bottom="0.05pt solid #000000"/>
    </style:style>
    <style:style style:name="ASB3Bank.B1" style:family="table-cell">
      <style:table-cell-properties fo:padding="0.097cm" fo:border="0.05pt solid #000000"/>
    </style:style>
    <style:style style:name="ASB3Bank.A2" style:family="table-cell">
      <style:table-cell-properties fo:padding="0.097cm" fo:border-left="0.05pt solid #000000" fo:border-right="none" fo:border-top="none" fo:border-bottom="0.05pt solid #000000"/>
    </style:style>
    <style:style style:name="ASB3Bank.B2" style:family="table-cell">
      <style:table-cell-properties fo:padding="0.097cm" fo:border-left="0.05pt solid #000000" fo:border-right="0.05pt solid #000000" fo:border-top="none" fo:border-bottom="0.05pt solid #000000"/>
    </style:style>
    <style:style style:name="ASB3Bank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ASB3Bank.5" style:family="table-row">
      <style:table-row-properties style:min-row-height="0.494cm"/>
    </style:style>
    <style:style style:name="ASB3Bank.7" style:family="table-row">
      <style:table-row-properties style:min-row-height="0.635cm"/>
    </style:style>
    <style:style style:name="P1" style:family="paragraph" style:parent-style-name="Table_20_Contents">
      <style:paragraph-properties fo:text-align="center" style:justify-single-word="false"/>
      <style:text-properties officeooo:rsid="000d455b" officeooo:paragraph-rsid="000d455b"/>
    </style:style>
    <style:style style:name="P2" style:family="paragraph" style:parent-style-name="Table_20_Contents">
      <style:paragraph-properties fo:text-align="center" style:justify-single-word="false"/>
      <style:text-properties officeooo:rsid="000d455b" officeooo:paragraph-rsid="000df2d4"/>
    </style:style>
    <style:style style:name="P3" style:family="paragraph" style:parent-style-name="Table_20_Contents">
      <style:paragraph-properties fo:text-align="center" style:justify-single-word="false"/>
      <style:text-properties officeooo:rsid="000df2d4" officeooo:paragraph-rsid="000df2d4"/>
    </style:style>
    <style:style style:name="P4" style:family="paragraph" style:parent-style-name="Table_20_Contents">
      <style:paragraph-properties fo:text-align="center" style:justify-single-word="false"/>
      <style:text-properties officeooo:rsid="000df2d4" officeooo:paragraph-rsid="000eb04e"/>
    </style:style>
    <style:style style:name="P5" style:family="paragraph" style:parent-style-name="Table_20_Contents">
      <style:paragraph-properties fo:text-align="center" style:justify-single-word="false"/>
      <style:text-properties officeooo:rsid="000eb04e" officeooo:paragraph-rsid="000eb04e"/>
    </style:style>
    <style:style style:name="P6" style:family="paragraph" style:parent-style-name="Table_20_Heading">
      <style:text-properties officeooo:rsid="000d455b" officeooo:paragraph-rsid="000d455b"/>
    </style:style>
    <style:style style:name="T1" style:family="text">
      <style:text-properties officeooo:rsid="000df2d4"/>
    </style:style>
    <style:style style:name="T2" style:family="text">
      <style:text-properties officeooo:rsid="000eb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SB3Bank" table:style-name="ASB3Bank">
        <table:table-column table:style-name="ASB3Bank.A"/>
        <table:table-column table:style-name="ASB3Bank.B"/>
        <table:table-header-rows>
          <table:table-row>
            <table:table-cell table:style-name="ASB3Bank.A1" office:value-type="string">
              <text:p text:style-name="P6">Номер ячейки</text:p>
            </table:table-cell>
            <table:table-cell table:style-name="ASB3Bank.B1" office:value-type="string">
              <text:p text:style-name="P6">Мнемоника</text:p>
            </table:table-cell>
          </table:table-row>
        </table:table-header-rows>
        <table:table-row>
          <table:table-cell table:style-name="ASB3Bank.A2" office:value-type="string">
            <text:p text:style-name="P1">00</text:p>
          </table:table-cell>
          <table:table-cell table:style-name="ASB3Bank.B2" office:value-type="string">
            <text:p text:style-name="P1">Okna</text:p>
          </table:table-cell>
        </table:table-row>
        <table:table-row>
          <table:table-cell table:style-name="ASB3Bank.A3" office:value-type="string">
            <text:p text:style-name="P3">02</text:p>
          </table:table-cell>
          <table:table-cell table:style-name="ASB3Bank.B2" office:value-type="string">
            <text:p text:style-name="P2"><text:span text:style-name="T1">o</text:span>kna</text:p>
          </table:table-cell>
        </table:table-row>
        <table:table-row>
          <table:table-cell table:style-name="ASB3Bank.A2" office:value-type="string">
            <text:p text:style-name="P2"><text:span text:style-name="T1">1</text:span>0</text:p>
          </table:table-cell>
          <table:table-cell table:style-name="ASB3Bank.B2" office:value-type="string">
            <text:p text:style-name="P3">news</text:p>
          </table:table-cell>
        </table:table-row>
        <table:table-row table:style-name="ASB3Bank.5">
          <table:table-cell table:style-name="ASB3Bank.A2" office:value-type="string">
            <text:p text:style-name="P3">11</text:p>
          </table:table-cell>
          <table:table-cell table:style-name="ASB3Bank.B2" office:value-type="string">
            <text:p text:style-name="P3">komenti</text:p>
          </table:table-cell>
        </table:table-row>
        <table:table-row>
          <table:table-cell table:style-name="ASB3Bank.A2" office:value-type="string">
            <text:p text:style-name="P3">12</text:p>
          </table:table-cell>
          <table:table-cell table:style-name="ASB3Bank.B2" office:value-type="string">
            <text:p text:style-name="P3">okna</text:p>
          </table:table-cell>
        </table:table-row>
        <table:table-row table:style-name="ASB3Bank.7">
          <table:table-cell table:style-name="ASB3Bank.A2" office:value-type="string">
            <text:p text:style-name="P3">20</text:p>
          </table:table-cell>
          <table:table-cell table:style-name="ASB3Bank.B2" office:value-type="string">
            <text:p text:style-name="P3">okna buh</text:p>
          </table:table-cell>
        </table:table-row>
        <table:table-row>
          <table:table-cell table:style-name="ASB3Bank.A2" office:value-type="string">
            <text:p text:style-name="P4"><text:span text:style-name="T2">3</text:span>0</text:p>
          </table:table-cell>
          <table:table-cell table:style-name="ASB3Bank.B2" office:value-type="string">
            <text:p text:style-name="P5">left</text:p>
          </table:table-cell>
        </table:table-row>
        <table:table-row>
          <table:table-cell table:style-name="ASB3Bank.A2" office:value-type="string">
            <text:p text:style-name="P4"><text:span text:style-name="T2">33</text:span></text:p>
          </table:table-cell>
          <table:table-cell table:style-name="ASB3Bank.B2" office:value-type="string">
            <text:p text:style-name="P5">pogoda</text:p>
          </table:table-cell>
        </table:table-row>
        <table:table-row>
          <table:table-cell table:style-name="ASB3Bank.A2" office:value-type="string">
            <text:p text:style-name="P5">38</text:p>
          </table:table-cell>
          <table:table-cell table:style-name="ASB3Bank.B2" office:value-type="string">
            <text:p text:style-name="P4">2<text:span text:style-name="T2">ravnokn</text:span></text:p>
          </table:table-cell>
        </table:table-row>
        <table:table-row>
          <table:table-cell table:style-name="ASB3Bank.A2" office:value-type="string">
            <text:p text:style-name="P5">39</text:p>
          </table:table-cell>
          <table:table-cell table:style-name="ASB3Bank.B2" office:value-type="string">
            <text:p text:style-name="P5">2raznokn</text:p>
          </table:table-cell>
        </table:table-row>
        <table:table-row>
          <table:table-cell table:style-name="ASB3Bank.A2" office:value-type="string">
            <text:p text:style-name="P4"><text:span text:style-name="T2">6</text:span>0</text:p>
          </table:table-cell>
          <table:table-cell table:style-name="ASB3Bank.B2" office:value-type="string">
            <text:p text:style-name="P5">chp</text:p>
          </table:table-cell>
        </table:table-row>
        <table:table-row>
          <table:table-cell table:style-name="ASB3Bank.A2" office:value-type="string">
            <text:p text:style-name="P4"><text:span text:style-name="T2">7</text:span>0</text:p>
          </table:table-cell>
          <table:table-cell table:style-name="ASB3Bank.B2" office:value-type="string">
            <text:p text:style-name="P5">oracle</text:p>
          </table:table-cell>
        </table:table-row>
        <table:table-row>
          <table:table-cell table:style-name="ASB3Bank.A2" office:value-type="string">
            <text:p text:style-name="P5">76</text:p>
          </table:table-cell>
          <table:table-cell table:style-name="ASB3Bank.B2" office:value-type="string">
            <text:p text:style-name="P5">oracle</text:p>
          </table:table-cell>
        </table:table-row>
        <table:table-row>
          <table:table-cell table:style-name="ASB3Bank.A2" office:value-type="string">
            <text:p text:style-name="P5">80</text:p>
          </table:table-cell>
          <table:table-cell table:style-name="ASB3Bank.B2" office:value-type="string">
            <text:p text:style-name="P5">rez okna</text:p>
          </table:table-cell>
        </table:table-row>
        <table:table-row>
          <table:table-cell table:style-name="ASB3Bank.A2" office:value-type="string">
            <text:p text:style-name="P5">86</text:p>
          </table:table-cell>
          <table:table-cell table:style-name="ASB3Bank.B2" office:value-type="string">
            <text:p text:style-name="P5">Mem1</text:p>
          </table:table-cell>
        </table:table-row>
        <table:table-row>
          <table:table-cell table:style-name="ASB3Bank.A2" office:value-type="string">
            <text:p text:style-name="P5">87</text:p>
          </table:table-cell>
          <table:table-cell table:style-name="ASB3Bank.B2" office:value-type="string">
            <text:p text:style-name="P4"><text:span text:style-name="T2">up</text:span></text:p>
          </table:table-cell>
        </table:table-row>
        <table:table-row>
          <table:table-cell table:style-name="ASB3Bank.A2" office:value-type="string">
            <text:p text:style-name="P5">88</text:p>
          </table:table-cell>
          <table:table-cell table:style-name="ASB3Bank.B2" office:value-type="string">
            <text:p text:style-name="P5">left</text:p>
          </table:table-cell>
        </table:table-row>
        <table:table-row>
          <table:table-cell table:style-name="ASB3Bank.A2" office:value-type="string">
            <text:p text:style-name="P5">89</text:p>
          </table:table-cell>
          <table:table-cell table:style-name="ASB3Bank.B2" office:value-type="string">
            <text:p text:style-name="P5">righ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1:05:35.401770904</meta:creation-date>
    <dc:date>2020-10-20T11:47:18.676200538</dc:date>
    <meta:editing-duration>PT12S</meta:editing-duration>
    <meta:editing-cycles>1</meta:editing-cycles>
    <meta:document-statistic meta:table-count="1" meta:image-count="0" meta:object-count="0" meta:page-count="1" meta:paragraph-count="38" meta:word-count="41" meta:character-count="152" meta:non-whitespace-character-count="149"/>
    <meta:generator>LibreOffice/6.0.7.3$Linux_X86_64 LibreOffice_project/00m0$Build-3</meta:generator>
  </office:meta>
</office:document-meta>
</file>